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ilanka" svg:font-family="Chilank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text-line-through-style="none" style:text-line-through-type="none" fo:font-weight="normal" officeooo:rsid="00123213" officeooo:paragraph-rsid="00123213" style:font-weight-asian="normal" style:font-weight-complex="normal"/>
    </style:style>
    <style:style style:name="P2" style:family="paragraph" style:parent-style-name="Standard">
      <style:paragraph-properties fo:line-height="150%"/>
      <style:text-properties fo:font-weight="bold" officeooo:rsid="00123213" officeooo:paragraph-rsid="00123213" style:font-weight-asian="bold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Chilanka" fo:font-size="16pt" officeooo:rsid="00123213" officeooo:paragraph-rsid="00123213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ssues</text:p>
      <text:p text:style-name="P2">1. cannot find -lx16rs_hash: No such file or directory</text:p>
      <text:p text:style-name="P1">https://ubuntuforums.org/showthread.php?t=2475704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ilanka" svg:font-family="Chilank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0T16:27:23.584424933</meta:creation-date>
    <dc:date>2024-05-10T20:46:15.555628677</dc:date>
    <meta:editing-duration>PT4H18M5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3" meta:word-count="11" meta:character-count="109" meta:non-whitespace-character-count="101"/>
  </office:meta>
</office:document-meta>
</file>